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body>
    <office:text>
      <text:h text:style-name="Heading1" text:outline-level="1">ohlearn — OpenHoldem Tablemap Learner</text:h>
      <text:p>Python application that inspects a live poker-client window and updates bitmaps (fonts + images) in an OpenHoldem .tm / .tmn / .osdb2 tablemap. It uses the OH CTransform algorithms, so the generated glyphs are byte-compatible with OpenScrape.</text:p>
      <text:h text:style-name="Heading2" text:outline-level="2">1. How it works</text:h>
      <text:p>Every second the app captures the client area of the selected window (via Win32 PrintWindow — works even when the window is covered) and iterates over every region in the TM:</text:p>
      <text:p>• T regions: build a color-cube mask, segment into per-character bitmaps, compute hexmash (OH CalcHexmash). If the hexmash is new (and not covered by existing fonts within TM-configured fuzzy tolerance), a modal asks for the label.</text:p>
      <text:p>• I regions: compare the crop against existing i$ images within region.radius-based pixel tolerance (65% pixel match threshold, same as OH ITypeTransform). New crops are offered for naming.</text:p>
      <text:h text:style-name="Heading2" text:outline-level="2">2. Installation &amp; launch</text:h>
      <text:p text:style-name="Code">run.bat            # double-click launcher (creates .deps_ok on first run)</text:p>
      <text:p text:style-name="Code">pip install -r requirements.txt   # manual install if run.bat is not used</text:p>
      <text:p>Run from the directory that contains the target .tm file. The app auto-detects the first .tm/.tmn/.osdb2 in CWD.</text:p>
      <text:h text:style-name="Heading2" text:outline-level="2">3. Main window</text:h>
      <text:p>• Poker window combo — visible top-level windows; pre-filtered by s$titletext if present.</text:p>
      <text:p>• Start Learning / Stop — toggles the capture/observe worker thread.</text:p>
      <text:p>• Save TM — writes the tablemap atomically (creates .bak backup). Also bound to Ctrl+S, also works inside label dialogs.</text:p>
      <text:p>• Prune duplicates — finds pixel-identical images and offers to remove the second of each pair.</text:p>
      <text:p>• Auto-tune cube (RGB/radius) — when on, automatically detects text color via Otsu and expands the region's color cube to cover new text-color variants (e.g. active vs inactive player). Off by default — the TM stays untouched.</text:p>
      <text:p>• Learn-tol cap — entry box (default 0.20) that caps the learner's effective fuzzy tolerance independent of s$tNtype. See section 5. Set to 0 to disable the cap and use the raw TM value.</text:p>
      <text:p>• Region list — shows every region with status markers (● trained, ○ empty, · non-learnable). Filters: vše (all) / nic (none) / jen neuč. (only untrained) / per-transform (T0, T2, I …). Only checked regions are scanned. The list starts with nothing selected — pick regions explicitly via the filter buttons or click-to-select.</text:p>
      <text:h text:style-name="Heading2" text:outline-level="2">4. Label dialog</text:h>
      <text:p>For each new glyph or image a modal appears with the scaled preview, the region/font-group context, and the nearest existing matches. Buttons:</text:p>
      <text:p>• Save (Enter) — adds to TM under the typed label (one char for fonts).</text:p>
      <text:p>• Skip (Esc) — ignores for the rest of the session (won't pop again).</text:p>
      <text:p>• Discard (forever) — same as skip (session-only; not persisted).</text:p>
      <text:p>• 💾 Save TM / Ctrl+S — write the current TM without closing the dialog.</text:p>
      <text:p>The dialog is non-modal (main window close still works), always-on-top, and auto-focuses the entry field so you can type immediately.</text:p>
      <text:h text:style-name="Heading2" text:outline-level="2">5. Matching policy — parity with OpenScrape + learn-tolerance cap</text:h>
      <text:p>The fuzzy font matcher is byte-identical to OH GetBestHammingDistance: font.x_count must be ≤ segment length, compared as a prefix, weighted_hd = sum(hamming) / sum(lit_pixels), and a match requires whd &lt; s$tNtype tolerance. If the learner accepts a glyph as already-known, OH's scraper will accept it too. When the learner offers a new glyph, OH cannot currently scrape it — learn it to remove the misscrape.</text:p>
      <text:p>Learn-tolerance cap: there are two tolerances — the one OpenHoldem uses at scrape time (the raw s$tNtype from the TM, e.g. 0.35) and the one ohlearn uses to decide 'this glyph is already covered, don't prompt for it' (capped at 0.20 by default). When the TM is lenient, the cap keeps the learner stricter so additional bitmap variants are captured. Scrapers configured to run stricter than the TM — for example OpenScrape at 0.20 with a 0.35 TM — then match reliably because every visual variation within 0.20 of some stored glyph has been saved.</text:p>
      <text:p>Effective learning threshold = min(s$tNtype, LEARN_FUZZY_CAP). Cap = 0 disables the cap (falls back to raw TM behaviour). The GUI log prefixes the effective value in brackets when it diverges, e.g. tol=0.20(TM=0.35).</text:p>
      <text:h text:style-name="Heading2" text:outline-level="2">6. Tablemap format notes</text:h>
      <text:p>• Byte-faithful writer: sort order, spacing and line endings reproduce CTablemap::SaveTablemap exactly.</text:p>
      <text:p>• Image pixels are stored in text as BBGGRRAA per pixel; in-memory as (R,G,B,A) tuples.</text:p>
      <text:p>• N_FONT_GROUPS = 10 (supports T6+ regions like mtt_average_stack even though OH officially defines T0–T5).</text:p>
      <text:h text:style-name="Heading2" text:outline-level="2">7. Troubleshooting</text:h>
      <text:p>• All glyphs look like a black box → the region's color cube covers almost the entire region (mask density &gt; 90%). The observer skips such cubes entirely; enable Auto-tune to let the app reset and retune them.</text:p>
      <text:p>• Digits are proposed as a single giant glyph → characters are touching (no background column between them). The segmenter automatically splits at the column with minimum foreground density inside the next MAX_SINGLE_CHAR_WIDTH window.</text:p>
      <text:p>• Crop mismatch ("skip: client WxH ≠ target TxT") → CoinPoker and similar custom skins draw a title bar inside the client area. The app auto-crops to s$targetsize (center horizontally, top offset = H − target_h).</text:p>
      <text:h text:style-name="Heading2" text:outline-level="2">8. Files</text:h>
      <text:p>• capture.py — PrintWindow-based window listing + BGRA capture.</text:p>
      <text:p>• transform.py — OH algorithms: color-cube, char mask, shift-left-down, hexmash, segmentation, image diff.</text:p>
      <text:p>• learn.py — observation pipeline, fuzzy match, image tolerance, auto-tune, prune helpers.</text:p>
      <text:p>• tm.py — .tm / .tmn / .osdb2 parser and byte-faithful writer.</text:p>
      <text:p>• gui.py — Tkinter UI: region list, learning loop, label dialogs, logging.</text:p>
      <text:h text:style-name="Heading2" text:outline-level="2">9. Log</text:h>
      <text:p>Every run appends to ohlearn.log in the working directory. Per region you will see mask pixel count, segment count, existing glyphs in group, skip counters (exact / fuzzy / blob) and the current cube. Useful to diagnose why a region does not produce dialogs.</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office:version="1.2">
  <office:styles>
    <style:style style:name="Heading1" style:family="paragraph">
      <style:text-properties fo:font-size="18pt" fo:font-weight="bold"/>
      <style:paragraph-properties fo:margin-top="0.3in" fo:margin-bottom="0.1in"/>
    </style:style>
    <style:style style:name="Heading2" style:family="paragraph">
      <style:text-properties fo:font-size="14pt" fo:font-weight="bold"/>
      <style:paragraph-properties fo:margin-top="0.2in" fo:margin-bottom="0.08in"/>
    </style:style>
    <style:style style:name="Code" style:family="paragraph">
      <style:text-properties style:font-name="Consolas" fo:font-size="10pt"/>
      <style:paragraph-properties fo:margin-left="0.25in" fo:background-color="#f4f4f4"/>
    </style:style>
  </office:styles>
</office:document-styles>
</file>

<file path=meta.xml><?xml version="1.0" encoding="utf-8"?>
<office:document-meta xmlns:office="urn:oasis:names:tc:opendocument:xmlns:office:1.0" xmlns:meta="urn:oasis:names:tc:opendocument:xmlns:meta:1.0" xmlns:dc="http://purl.org/dc/elements/1.1/" office:version="1.2">
  <office:meta>
    <dc:title>ohlearn — English Documentation</dc:title>
    <meta:generator>ohlearn docs</meta:generator>
  </office:meta>
</office:document-meta>
</file>